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3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4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6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8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999999"/>
    </style:style>
    <style:style style:name="co1" style:family="table-column">
      <style:table-column-properties fo:break-before="auto" style:column-width="2.32833333333333cm" style:use-optimal-column-width="true"/>
    </style:style>
    <style:style style:name="co2" style:family="table-column">
      <style:table-column-properties fo:break-before="auto" style:column-width="3.407833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26483333333333cm" style:use-optimal-column-width="true"/>
    </style:style>
    <style:style style:name="co5" style:family="table-column">
      <style:table-column-properties fo:break-before="auto" style:column-width="1.31233333333333cm" style:use-optimal-column-width="true"/>
    </style:style>
    <style:style style:name="co6" style:family="table-column">
      <style:table-column-properties fo:break-before="auto" style:column-width="1.22766666666667cm" style:use-optimal-column-width="true"/>
    </style:style>
    <style:style style:name="co7" style:family="table-column">
      <style:table-column-properties fo:break-before="auto" style:column-width="2.180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tore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Store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Monthly Sales</text:p>
          </table:table-cell>
          <table:table-cell table:style-name="ce1">
            <draw:frame draw:z-index="1" draw:id="id0" draw:style-name="a0" draw:name="Chart 1" svg:x="0.48333in" svg:y="0in" svg:width="5.92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">
            <text:p>Store H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Electronics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E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Electronics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A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Apparel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L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Electronics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C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Apparel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J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Apparel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F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Apparel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D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Home Goods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K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Home Goods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G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Home Goods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B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Electronics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re I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Home Goods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1">
            <draw:frame draw:z-index="2" draw:id="id1" draw:style-name="a1" draw:name="Chart 2" svg:x="0.24167in" svg:y="0.0625in" svg:width="6.1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2">
            <text:p>Row Labels</text:p>
          </table:table-cell>
          <table:table-cell office:value-type="string" table:style-name="ce3">
            <text:p>Sum of Monthly Sal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ast</text:p>
          </table:table-cell>
          <table:table-cell office:value-type="float" office:value="145" table:style-name="ce5">
            <text:p>14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orth</text:p>
          </table:table-cell>
          <table:table-cell office:value-type="float" office:value="138" table:style-name="ce7">
            <text:p>13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outh</text:p>
          </table:table-cell>
          <table:table-cell office:value-type="float" office:value="143" table:style-name="ce7">
            <text:p>14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est</text:p>
          </table:table-cell>
          <table:table-cell office:value-type="float" office:value="167" table:style-name="ce7">
            <text:p>16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rand Total</text:p>
          </table:table-cell>
          <table:table-cell office:value-type="float" office:value="593" table:style-name="ce9">
            <text:p>593</text:p>
          </table:table-cell>
          <table:table-cell table:number-columns-repeated="16382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2">
            <text:p>Row Labels</text:p>
          </table:table-cell>
          <table:table-cell office:value-type="string" table:style-name="ce3">
            <text:p>Sum of Monthly Sales</text:p>
          </table:table-cell>
          <table:table-cell table:number-columns-repeated="2"/>
          <table:table-cell table:style-name="ce1">
            <draw:frame draw:z-index="3" draw:id="id2" draw:style-name="a2" draw:name="Chart 6" svg:x="0.31667in" svg:y="0.0875in" svg:width="5.92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4">
            <text:p>Apparel</text:p>
          </table:table-cell>
          <table:table-cell office:value-type="float" office:value="195" table:style-name="ce5">
            <text:p>19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lectronics</text:p>
          </table:table-cell>
          <table:table-cell office:value-type="float" office:value="218" table:style-name="ce7">
            <text:p>21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ome Goods</text:p>
          </table:table-cell>
          <table:table-cell office:value-type="float" office:value="180" table:style-name="ce7">
            <text:p>180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rand Total</text:p>
          </table:table-cell>
          <table:table-cell office:value-type="float" office:value="593" table:style-name="ce9">
            <text:p>593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  <table:table table:name="Store_Region_Summary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number-rows-repeated="1048576" table:style-name="ro1">
          <table:table-cell table:number-columns-repeated="16384"/>
        </table:table-row>
      </table:table>
      <table:table table:name="Store_Category_Summary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tore_Region_Summary.A1:Store_Region_Summary.D13">
          <table:sort>
            <table:sort-by table:field-number="3" table:order="descending"/>
          </table:sort>
        </table:database-range>
      </table:database-ranges>
      <table:data-pilot-tables>
        <table:data-pilot-table table:name="PivotTable7" table:target-range-address="Store_Data.A33:Store_Data.B37" table:show-filter-button="false" table:buttons="Store_Data.A33">
          <table:source-cell-range table:cell-range-address="Store_Data.A1:Store_Data.D13"/>
          <table:data-pilot-field table:source-field-name="Categor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onthly Sale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tor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g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2" table:target-range-address="Store_Data.A21:Store_Data.B26" table:show-filter-button="false" table:buttons="Store_Data.A21">
          <table:source-cell-range table:cell-range-address="Store_Region_Summary.A1:Store_Region_Summary.D13"/>
          <table:data-pilot-field table:source-field-name="Region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onthly Sale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tor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atego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charles palacios</meta:initial-creator>
    <dc:creator>charles palacios</dc:creator>
    <meta:creation-date>2026-03-30T14:19:33Z</meta:creation-date>
    <dc:date>2026-03-30T14:41:0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426.6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bar" chart:attached-axis="primary-y" chart:style-name="G0S0">
            <chart:data-label chart:style-name="DL00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East</text:p>
            </table:table-cell>
            <table:table-cell office:value-type="float" office:value="145"/>
          </table:table-row>
          <table:table-row>
            <table:table-cell office:value-type="string">
              <text:p>North</text:p>
            </table:table-cell>
            <table:table-cell office:value-type="float" office:value="138"/>
          </table:table-row>
          <table:table-row>
            <table:table-cell office:value-type="string">
              <text:p>South</text:p>
            </table:table-cell>
            <table:table-cell office:value-type="float" office:value="143"/>
          </table:table-row>
          <table:table-row>
            <table:table-cell office:value-type="string">
              <text:p>West</text:p>
            </table:table-cell>
            <table:table-cell office:value-type="float" office:value="167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156082" draw:opacity="100%" draw:stroke="solid" svg:stroke-width="0.02083in" svg:stroke-color="#ffffff" svg:stroke-opacity="100%"/>
    </style:style>
    <style:style style:family="chart" style:name="G0S0P1">
      <style:graphic-properties draw:fill="solid" draw:fill-color="#e97132" draw:opacity="100%" draw:stroke="solid" svg:stroke-width="0.02083in" svg:stroke-color="#ffffff" svg:stroke-opacity="100%"/>
    </style:style>
    <style:style style:family="chart" style:name="G0S0P2">
      <style:graphic-properties draw:fill="solid" draw:fill-color="#196b24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0f9ed5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156082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16.0pt" svg:width="442.8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East</text:p>
            </table:table-cell>
            <table:table-cell office:value-type="float" office:value="145"/>
          </table:table-row>
          <table:table-row>
            <table:table-cell office:value-type="string">
              <text:p>North</text:p>
            </table:table-cell>
            <table:table-cell office:value-type="float" office:value="138"/>
          </table:table-row>
          <table:table-row>
            <table:table-cell office:value-type="string">
              <text:p>South</text:p>
            </table:table-cell>
            <table:table-cell office:value-type="float" office:value="143"/>
          </table:table-row>
          <table:table-row>
            <table:table-cell office:value-type="string">
              <text:p>West</text:p>
            </table:table-cell>
            <table:table-cell office:value-type="float" office:value="167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426.6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Apparel</text:p>
            </table:table-cell>
            <table:table-cell office:value-type="float" office:value="195"/>
          </table:table-row>
          <table:table-row>
            <table:table-cell office:value-type="string">
              <text:p>Electronics</text:p>
            </table:table-cell>
            <table:table-cell office:value-type="float" office:value="218"/>
          </table:table-row>
          <table:table-row>
            <table:table-cell office:value-type="string">
              <text:p>Home Goods</text:p>
            </table:table-cell>
            <table:table-cell office:value-type="float" office:value="180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